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381cm" draw:marker-end="Line_20_Arrow" draw:marker-end-width="0.254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dash" draw:stroke-dash="Fine_20_Dashed_20__28_var_29_" svg:stroke-width="0.051cm" draw:marker-start="Line_20_Arrow" draw:marker-start-width="0.203cm" draw:marker-end="Line_20_Arrow" draw:marker-end-width="0.203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9pt" style:font-size-asian="9pt" style:font-size-complex="9pt"/>
    </style:style>
    <style:style style:name="P4" style:family="paragraph">
      <style:text-properties fo:font-size="9pt" fo:font-style="italic" style:font-size-asian="9pt" style:font-style-asian="italic" style:font-size-complex="9pt" style:font-style-complex="italic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font-style="italic" style:font-size-asian="9pt" style:font-style-asian="italic" style:font-size-complex="9pt" style:font-style-complex="italic"/>
    </style:style>
    <style:style style:name="T3" style:family="text">
      <style:text-properties fo:font-size="9pt" fo:font-style="normal" style:font-size-asian="9pt" style:font-style-asian="normal" style:font-size-complex="9pt" style:font-style-complex="normal"/>
    </style:style>
    <style:style style:name="T4" style:family="text">
      <style:text-properties fo:font-family="Symbol" fo:font-size="9pt" style:font-size-asian="9pt" style:font-size-complex="9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2.92cm" svg:y1="5.525cm" svg:x2="5.508cm" svg:y2="5.531cm">
          <text:p text:style-name="P2"/>
        </draw:line>
        <draw:line draw:style-name="gr2" draw:text-style-name="P1" draw:layer="layout" svg:x1="5.49cm" svg:y1="5.533cm" svg:x2="8.586cm" svg:y2="5.533cm">
          <text:p text:style-name="P2"/>
        </draw:line>
        <draw:frame draw:style-name="gr3" draw:text-style-name="P3" draw:layer="layout" svg:width="0.68cm" svg:height="0.607cm" svg:x="5.18cm" svg:y="5.545cm">
          <draw:text-box>
            <text:p text:style-name="P2"><text:span text:style-name="T1">0</text:span></text:p>
          </draw:text-box>
        </draw:frame>
        <draw:frame draw:style-name="gr3" draw:text-style-name="P4" draw:layer="layout" svg:width="0.663cm" svg:height="0.607cm" svg:x="7.782cm" svg:y="5.545cm">
          <draw:text-box>
            <text:p text:style-name="P2"><text:span text:style-name="T2">x</text:span></text:p>
          </draw:text-box>
        </draw:frame>
        <draw:line draw:style-name="gr1" draw:text-style-name="P1" draw:layer="layout" svg:x1="5.492cm" svg:y1="5.539cm" svg:x2="5.499cm" svg:y2="3.04cm">
          <text:p text:style-name="P2"/>
        </draw:line>
        <draw:line draw:style-name="gr1" draw:text-style-name="P1" draw:layer="layout" svg:x1="5.482cm" svg:y1="3.059cm" svg:x2="8.478cm" svg:y2="3.063cm">
          <text:p text:style-name="P2"/>
        </draw:line>
        <draw:line draw:style-name="gr4" draw:text-style-name="P1" draw:layer="layout" svg:x1="7.782cm" svg:y1="5.569cm" svg:x2="7.777cm" svg:y2="3.07cm">
          <text:p text:style-name="P2"/>
        </draw:line>
        <draw:frame draw:style-name="gr3" draw:text-style-name="P4" draw:layer="layout" svg:width="0.714cm" svg:height="0.607cm" svg:x="7.721cm" svg:y="4.045cm">
          <draw:text-box>
            <text:p text:style-name="P2"><text:span text:style-name="T2">V</text:span></text:p>
          </draw:text-box>
        </draw:frame>
        <draw:line draw:style-name="gr2" draw:text-style-name="P1" draw:layer="layout" svg:x1="2.942cm" svg:y1="5.541cm" svg:x2="2.939cm" svg:y2="2.696cm">
          <text:p text:style-name="P2"/>
        </draw:line>
        <draw:frame draw:style-name="gr3" draw:text-style-name="P3" draw:layer="layout" svg:width="3.478cm" svg:height="0.607cm" draw:transform="rotate (1.57830124257817) translate (2.296cm 5.761cm)">
          <draw:text-box>
            <text:p text:style-name="P2"><text:span text:style-name="T1">Potential energy </text:span><text:span text:style-name="T2">V</text:span><text:span text:style-name="T3">(</text:span><text:span text:style-name="T2">x</text:span><text:span text:style-name="T3">)</text:span></text:p>
          </draw:text-box>
        </draw:frame>
        <draw:frame draw:style-name="gr3" draw:text-style-name="P3" draw:layer="layout" svg:width="1.484cm" svg:height="0.607cm" svg:x="3.471cm" svg:y="2.402cm">
          <draw:text-box>
            <text:p text:style-name="P2"><text:span text:style-name="T1">Zone 1</text:span></text:p>
          </draw:text-box>
        </draw:frame>
        <draw:frame draw:style-name="gr3" draw:text-style-name="P3" draw:layer="layout" svg:width="1.484cm" svg:height="0.607cm" svg:x="5.687cm" svg:y="2.402cm">
          <draw:text-box>
            <text:p text:style-name="P2"><text:span text:style-name="T1">Zone 2</text:span></text:p>
          </draw:text-box>
        </draw:frame>
        <draw:path draw:style-name="gr5" draw:text-style-name="P1" draw:layer="layout" svg:width="2.421cm" svg:height="0.589cm" svg:x="3.079cm" svg:y="3.626cm" svg:viewBox="0 0 2422 590" svg:d="m0 268c134 253 177 283 177 283l117-61 59-161 128-252 75-69 69 31 225 382 102 138h112l91-92 128-306 118-161 91 46 235 490 64 54 70-8 171-321 134-231 115 14 141 117">
          <text:p text:style-name="P2"/>
        </draw:path>
        <draw:path draw:style-name="gr5" draw:text-style-name="P1" draw:layer="layout" svg:width="2.684cm" svg:height="1.654cm" svg:x="5.493cm" svg:y="3.777cm" svg:viewBox="0 0 2685 1655" svg:d="m0 0c278 122 507 520 523 487l501 475 601 318 592 225 468 150">
          <text:p text:style-name="P2"/>
        </draw:path>
        <draw:frame draw:style-name="gr3" draw:text-style-name="P3" draw:layer="layout" svg:width="1.099cm" svg:height="0.666cm" svg:x="3.663cm" svg:y="2.995cm">
          <draw:text-box>
            <text:p text:style-name="P2"><text:span text:style-name="T4">y</text:span><text:span text:style-name="T1">(</text:span><text:span text:style-name="T2">x</text:span><text:span text:style-name="T1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8$Build-9364</meta:generator>
    <meta:initial-creator>Jussi Eloranta</meta:initial-creator>
    <meta:creation-date>2007-12-24T11:50:30</meta:creation-date>
    <dc:creator>Jussi Eloranta</dc:creator>
    <dc:date>2009-01-27T13:02:02</dc:date>
    <meta:editing-cycles>18</meta:editing-cycles>
    <meta:editing-duration>PT26M20S</meta:editing-duration>
    <meta:user-defined meta:name="Info 1"/>
    <meta:user-defined meta:name="Info 2"/>
    <meta:user-defined meta:name="Info 3"/>
    <meta:user-defined meta:name="Info 4"/>
    <meta:document-statistic meta:object-count="15"/>
  </office:meta>
</office:document-meta>
</file>